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9915852980868" calcext:value-type="float">
            <text:p>97,99</text:p>
          </table:table-cell>
          <table:table-cell table:style-name="ce3" table:formula="of:=([.F2]/12597)*100" office:value-type="float" office:value="2.00841470191315" calcext:value-type="float">
            <text:p>2,01</text:p>
          </table:table-cell>
          <table:table-cell/>
          <table:table-cell table:style-name="ce4" table:formula="of:=[.E18]+[.H18]" office:value-type="float" office:value="12344" calcext:value-type="float">
            <text:p>12344</text:p>
          </table:table-cell>
          <table:table-cell table:formula="of:=12597-[.E2]" office:value-type="float" office:value="253" calcext:value-type="float">
            <text:p>253</text:p>
          </table:table-cell>
          <table:table-cell office:value-type="float" office:value="162.101788044" calcext:value-type="float">
            <text:p>162,101788044</text:p>
          </table:table-cell>
          <table:table-cell office:value-type="float" office:value="0.152145147324" calcext:value-type="float">
            <text:p>0,152145147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9595935540208" calcext:value-type="float">
            <text:p>96,96</text:p>
          </table:table-cell>
          <table:table-cell table:style-name="ce3" table:formula="of:=([.F3]/12597)*100" office:value-type="float" office:value="3.0404064459792" calcext:value-type="float">
            <text:p>3,04</text:p>
          </table:table-cell>
          <table:table-cell/>
          <table:table-cell table:style-name="ce4" table:formula="of:=[.E19]+[.H19]" office:value-type="float" office:value="12214" calcext:value-type="float">
            <text:p>12214</text:p>
          </table:table-cell>
          <table:table-cell table:formula="of:=12597-[.E3]" office:value-type="float" office:value="383" calcext:value-type="float">
            <text:p>383</text:p>
          </table:table-cell>
          <table:table-cell office:value-type="float" office:value="287.910142899" calcext:value-type="float">
            <text:p>287,910142899</text:p>
          </table:table-cell>
          <table:table-cell office:value-type="float" office:value="0.164393901825" calcext:value-type="float">
            <text:p>0,164393901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2059220449314" calcext:value-type="float">
            <text:p>98,21</text:p>
          </table:table-cell>
          <table:table-cell table:style-name="ce3" table:formula="of:=([.F4]/12597)*100" office:value-type="float" office:value="1.79407795506867" calcext:value-type="float">
            <text:p>1,79</text:p>
          </table:table-cell>
          <table:table-cell/>
          <table:table-cell table:style-name="ce4" table:formula="of:=[.E20]+[.H20]" office:value-type="float" office:value="12371" calcext:value-type="float">
            <text:p>12371</text:p>
          </table:table-cell>
          <table:table-cell table:formula="of:=12597-[.E4]" office:value-type="float" office:value="226" calcext:value-type="float">
            <text:p>226</text:p>
          </table:table-cell>
          <table:table-cell office:value-type="float" office:value="282.644435883" calcext:value-type="float">
            <text:p>282,644435883</text:p>
          </table:table-cell>
          <table:table-cell office:value-type="float" office:value="0.175606966019" calcext:value-type="float">
            <text:p>0,17560696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8.8330554894023" calcext:value-type="float">
            <text:p>98,83</text:p>
          </table:table-cell>
          <table:table-cell table:style-name="ce3" table:formula="of:=([.F5]/12597)*100" office:value-type="float" office:value="1.16694451059776" calcext:value-type="float">
            <text:p>1,17</text:p>
          </table:table-cell>
          <table:table-cell/>
          <table:table-cell table:style-name="ce4" table:formula="of:=[.E21]+[.H21]" office:value-type="float" office:value="12450" calcext:value-type="float">
            <text:p>12450</text:p>
          </table:table-cell>
          <table:table-cell table:formula="of:=12597-[.E5]" office:value-type="float" office:value="147" calcext:value-type="float">
            <text:p>147</text:p>
          </table:table-cell>
          <table:table-cell office:value-type="float" office:value="170.781475067" calcext:value-type="float">
            <text:p>170,781475067</text:p>
          </table:table-cell>
          <table:table-cell office:value-type="float" office:value="0.18855714798" calcext:value-type="float">
            <text:p>0,18855714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2297372390252" calcext:value-type="float">
            <text:p>98,23</text:p>
          </table:table-cell>
          <table:table-cell table:style-name="ce3" table:formula="of:=([.F6]/12597)*100" office:value-type="float" office:value="1.77026276097484" calcext:value-type="float">
            <text:p>1,77</text:p>
          </table:table-cell>
          <table:table-cell/>
          <table:table-cell table:style-name="ce4" table:formula="of:=[.E22]+[.H22]" office:value-type="float" office:value="12374" calcext:value-type="float">
            <text:p>12374</text:p>
          </table:table-cell>
          <table:table-cell table:formula="of:=12597-[.E6]" office:value-type="float" office:value="223" calcext:value-type="float">
            <text:p>223</text:p>
          </table:table-cell>
          <table:table-cell office:value-type="float" office:value="225.730586052" calcext:value-type="float">
            <text:p>225,730586052</text:p>
          </table:table-cell>
          <table:table-cell office:value-type="float" office:value="0.201725006104" calcext:value-type="float">
            <text:p>0,201725006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0392156862745" calcext:value-type="float">
            <text:p>98,04</text:p>
          </table:table-cell>
          <table:table-cell table:style-name="ce3" table:formula="of:=([.F7]/12597)*100" office:value-type="float" office:value="1.96078431372549" calcext:value-type="float">
            <text:p>1,96</text:p>
          </table:table-cell>
          <table:table-cell/>
          <table:table-cell table:style-name="ce4" table:formula="of:=[.E23]+[.H23]" office:value-type="float" office:value="12350" calcext:value-type="float">
            <text:p>12350</text:p>
          </table:table-cell>
          <table:table-cell table:formula="of:=12597-[.E7]" office:value-type="float" office:value="247" calcext:value-type="float">
            <text:p>247</text:p>
          </table:table-cell>
          <table:table-cell office:value-type="float" office:value="114.502081871" calcext:value-type="float">
            <text:p>114,502081871</text:p>
          </table:table-cell>
          <table:table-cell office:value-type="float" office:value="0.210673093796" calcext:value-type="float">
            <text:p>0,210673093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483765976026" calcext:value-type="float">
            <text:p>98,48</text:p>
          </table:table-cell>
          <table:table-cell table:style-name="ce3" table:formula="of:=([.F8]/12597)*100" office:value-type="float" office:value="1.51623402397396" calcext:value-type="float">
            <text:p>1,52</text:p>
          </table:table-cell>
          <table:table-cell/>
          <table:table-cell table:style-name="ce4" table:formula="of:=[.E24]+[.H24]" office:value-type="float" office:value="12406" calcext:value-type="float">
            <text:p>12406</text:p>
          </table:table-cell>
          <table:table-cell table:formula="of:=12597-[.E8]" office:value-type="float" office:value="191" calcext:value-type="float">
            <text:p>191</text:p>
          </table:table-cell>
          <table:table-cell office:value-type="float" office:value="267.674516201" calcext:value-type="float">
            <text:p>267,674516201</text:p>
          </table:table-cell>
          <table:table-cell office:value-type="float" office:value="0.222324848175" calcext:value-type="float">
            <text:p>0,222324848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8886242756212" calcext:value-type="float">
            <text:p>98,89</text:p>
          </table:table-cell>
          <table:table-cell table:style-name="ce3" table:formula="of:=([.F9]/12597)*100" office:value-type="float" office:value="1.11137572437882" calcext:value-type="float">
            <text:p>1,11</text:p>
          </table:table-cell>
          <table:table-cell/>
          <table:table-cell table:style-name="ce4" table:formula="of:=[.E25]+[.H25]" office:value-type="float" office:value="12457" calcext:value-type="float">
            <text:p>12457</text:p>
          </table:table-cell>
          <table:table-cell table:formula="of:=12597-[.E9]" office:value-type="float" office:value="140" calcext:value-type="float">
            <text:p>140</text:p>
          </table:table-cell>
          <table:table-cell office:value-type="float" office:value="322.233855963" calcext:value-type="float">
            <text:p>322,233855963</text:p>
          </table:table-cell>
          <table:table-cell office:value-type="float" office:value="0.233719110489" calcext:value-type="float">
            <text:p>0,233719110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0154004921807" calcext:value-type="float">
            <text:p>98,02</text:p>
          </table:table-cell>
          <table:table-cell table:style-name="ce3" table:formula="of:=([.F10]/12597)*100" office:value-type="float" office:value="1.98459950781932" calcext:value-type="float">
            <text:p>1,98</text:p>
          </table:table-cell>
          <table:table-cell/>
          <table:table-cell table:style-name="ce4" table:formula="of:=[.E26]+[.H26]" office:value-type="float" office:value="12347" calcext:value-type="float">
            <text:p>12347</text:p>
          </table:table-cell>
          <table:table-cell table:formula="of:=12597-[.E10]" office:value-type="float" office:value="250" calcext:value-type="float">
            <text:p>250</text:p>
          </table:table-cell>
          <table:table-cell office:value-type="float" office:value="190.862658024" calcext:value-type="float">
            <text:p>190,862658024</text:p>
          </table:table-cell>
          <table:table-cell office:value-type="float" office:value="0.244076013565" calcext:value-type="float">
            <text:p>0,244076013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9757085020243" calcext:value-type="float">
            <text:p>97,98</text:p>
          </table:table-cell>
          <table:table-cell table:style-name="ce3" table:formula="of:=([.F11]/12597)*100" office:value-type="float" office:value="2.02429149797571" calcext:value-type="float">
            <text:p>2,02</text:p>
          </table:table-cell>
          <table:table-cell/>
          <table:table-cell table:style-name="ce4" table:formula="of:=[.E27]+[.H27]" office:value-type="float" office:value="12342" calcext:value-type="float">
            <text:p>12342</text:p>
          </table:table-cell>
          <table:table-cell table:formula="of:=12597-[.E11]" office:value-type="float" office:value="255" calcext:value-type="float">
            <text:p>255</text:p>
          </table:table-cell>
          <table:table-cell office:value-type="float" office:value="155.991343021" calcext:value-type="float">
            <text:p>155,991343021</text:p>
          </table:table-cell>
          <table:table-cell office:value-type="float" office:value="0.255568027496" calcext:value-type="float">
            <text:p>0,255568027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8.1622608557593" calcext:value-type="float">
            <text:p>98,1622608558</text:p>
          </table:table-cell>
          <table:table-cell table:formula="of:=AVERAGE([.C2:.C11])" office:value-type="float" office:value="1.83773914424069" calcext:value-type="float">
            <text:p>1,837739144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65.5" calcext:value-type="float">
            <text:p>12365,5</text:p>
          </table:table-cell>
          <table:table-cell table:formula="of:=AVERAGE([.F2:.F11])" office:value-type="float" office:value="231.5" calcext:value-type="float">
            <text:p>231,5</text:p>
          </table:table-cell>
          <table:table-cell table:formula="of:=SUM([.G2:.G11])/10" office:value-type="float" office:value="218.0432883025" calcext:value-type="float">
            <text:p>218,0432883025</text:p>
          </table:table-cell>
          <table:table-cell table:formula="of:=SUM([.H2:.H11])/10" office:value-type="float" office:value="0.2048789262773" calcext:value-type="float">
            <text:p>0,204878926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94.3" calcext:value-type="float">
            <text:p>5694,3</text:p>
          </table:table-cell>
          <table:table-cell table:formula="of:=AVERAGE([.G18:.G27])" office:value-type="float" office:value="168.4" calcext:value-type="float">
            <text:p>168,4</text:p>
          </table:table-cell>
          <table:table-cell/>
          <table:table-cell office:value-type="float" office:value="5582" calcext:value-type="float">
            <text:p>5582</text:p>
          </table:table-cell>
          <table:table-cell office:value-type="float" office:value="36" calcext:value-type="float">
            <text:p>36</text:p>
          </table:table-cell>
          <table:table-cell office:value-type="float" office:value="217" calcext:value-type="float">
            <text:p>217</text:p>
          </table:table-cell>
          <table:table-cell table:formula="of:=12597-SUM([.E18:.G18])" office:value-type="float" office:value="6762" calcext:value-type="float">
            <text:p>676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63.1" calcext:value-type="float">
            <text:p>63,1</text:p>
          </table:table-cell>
          <table:table-cell table:formula="of:=AVERAGE([.H18:.H27])" office:value-type="float" office:value="6671.2" calcext:value-type="float">
            <text:p>6671,2</text:p>
          </table:table-cell>
          <table:table-cell/>
          <table:table-cell office:value-type="float" office:value="5721" calcext:value-type="float">
            <text:p>5721</text:p>
          </table:table-cell>
          <table:table-cell office:value-type="float" office:value="205" calcext:value-type="float">
            <text:p>205</text:p>
          </table:table-cell>
          <table:table-cell office:value-type="float" office:value="178" calcext:value-type="float">
            <text:p>178</text:p>
          </table:table-cell>
          <table:table-cell table:formula="of:=12597-SUM([.E19:.G19])" office:value-type="float" office:value="6493" calcext:value-type="float">
            <text:p>649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0" calcext:value-type="float">
            <text:p>573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table:formula="of:=12597-SUM([.E20:.G20])" office:value-type="float" office:value="6641" calcext:value-type="float">
            <text:p>664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94.3" calcext:value-type="float">
            <text:p>5694,3</text:p>
          </table:table-cell>
          <table:table-cell table:number-columns-repeated="2"/>
          <table:table-cell office:value-type="float" office:value="5743" calcext:value-type="float">
            <text:p>5743</text:p>
          </table:table-cell>
          <table:table-cell office:value-type="float" office:value="26" calcext:value-type="float">
            <text:p>26</text:p>
          </table:table-cell>
          <table:table-cell office:value-type="float" office:value="121" calcext:value-type="float">
            <text:p>121</text:p>
          </table:table-cell>
          <table:table-cell table:formula="of:=12597-SUM([.E21:.G21])" office:value-type="float" office:value="6707" calcext:value-type="float">
            <text:p>670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63.1" calcext:value-type="float">
            <text:p>63,1</text:p>
          </table:table-cell>
          <table:table-cell table:number-columns-repeated="2"/>
          <table:table-cell office:value-type="float" office:value="5656" calcext:value-type="float">
            <text:p>5656</text:p>
          </table:table-cell>
          <table:table-cell office:value-type="float" office:value="44" calcext:value-type="float">
            <text:p>44</text:p>
          </table:table-cell>
          <table:table-cell office:value-type="float" office:value="179" calcext:value-type="float">
            <text:p>179</text:p>
          </table:table-cell>
          <table:table-cell table:formula="of:=12597-SUM([.E22:.G22])" office:value-type="float" office:value="6718" calcext:value-type="float">
            <text:p>671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68.4" calcext:value-type="float">
            <text:p>168,4</text:p>
          </table:table-cell>
          <table:table-cell table:number-columns-repeated="2"/>
          <table:table-cell office:value-type="float" office:value="5761" calcext:value-type="float">
            <text:p>5761</text:p>
          </table:table-cell>
          <table:table-cell office:value-type="float" office:value="39" calcext:value-type="float">
            <text:p>39</text:p>
          </table:table-cell>
          <table:table-cell office:value-type="float" office:value="208" calcext:value-type="float">
            <text:p>208</text:p>
          </table:table-cell>
          <table:table-cell table:formula="of:=12597-SUM([.E23:.G23])" office:value-type="float" office:value="6589" calcext:value-type="float">
            <text:p>658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71.2" calcext:value-type="float">
            <text:p>6671,2</text:p>
          </table:table-cell>
          <table:table-cell table:number-columns-repeated="2"/>
          <table:table-cell office:value-type="float" office:value="5825" calcext:value-type="float">
            <text:p>5825</text:p>
          </table:table-cell>
          <table:table-cell office:value-type="float" office:value="68" calcext:value-type="float">
            <text:p>68</text:p>
          </table:table-cell>
          <table:table-cell office:value-type="float" office:value="123" calcext:value-type="float">
            <text:p>123</text:p>
          </table:table-cell>
          <table:table-cell table:formula="of:=12597-SUM([.E24:.G24])" office:value-type="float" office:value="6581" calcext:value-type="float">
            <text:p>658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table:formula="of:=12597-SUM([.E25:.G25])" office:value-type="float" office:value="6722" calcext:value-type="float">
            <text:p>672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86" calcext:value-type="float">
            <text:p>5586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table:formula="of:=12597-SUM([.E26:.G26])" office:value-type="float" office:value="6761" calcext:value-type="float">
            <text:p>676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04" calcext:value-type="float">
            <text:p>5604</text:p>
          </table:table-cell>
          <table:table-cell office:value-type="float" office:value="33" calcext:value-type="float">
            <text:p>33</text:p>
          </table:table-cell>
          <table:table-cell office:value-type="float" office:value="222" calcext:value-type="float">
            <text:p>222</text:p>
          </table:table-cell>
          <table:table-cell table:formula="of:=12597-SUM([.E27:.G27])" office:value-type="float" office:value="6738" calcext:value-type="float">
            <text:p>673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81622608557593" calcext:value-type="float">
            <text:p>0,9816226086</text:p>
          </table:table-cell>
          <table:table-cell table:number-columns-repeated="2"/>
          <table:table-cell table:formula="of:=SUM([.E18:.E27])/10" office:value-type="float" office:value="5694.3" calcext:value-type="float">
            <text:p>5694,3</text:p>
          </table:table-cell>
          <table:table-cell table:formula="of:=SUM([.F18:.F27])/10" office:value-type="float" office:value="63.1" calcext:value-type="float">
            <text:p>63,1</text:p>
          </table:table-cell>
          <table:table-cell table:formula="of:=SUM([.G18:.G27])/10" office:value-type="float" office:value="168.4" calcext:value-type="float">
            <text:p>168,4</text:p>
          </table:table-cell>
          <table:table-cell table:formula="of:=SUM([.H18:.H27])/10" office:value-type="float" office:value="6671.2" calcext:value-type="float">
            <text:p>6671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183773914424069" calcext:value-type="float">
            <text:p>0,01837739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71276033227012" calcext:value-type="float">
            <text:p>0,97127603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0630058060971" calcext:value-type="float">
            <text:p>0,990630058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5:33:05.0691303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35S</meta:editing-duration>
    <meta:editing-cycles>8</meta:editing-cycles>
    <meta:generator>LibreOffice/5.1.6.2$Linux_X86_64 LibreOffice_project/10m0$Build-2</meta:generator>
    <dc:date>2018-01-21T15:34:14.852363552</dc:date>
    <meta:document-statistic meta:table-count="1" meta:cell-count="167" meta:object-count="0"/>
  </office:meta>
</office:document-meta>
</file>